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17cm" svg:height="3.472cm" svg:x="1.4cm" svg:y="0.841cm"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5.163cm" svg:height="17.552cm" svg:x="1.284cm" svg:y="2.845cm">
          <text:list text:style-name="L2">
            <text:list-header>
              <text:p text:style-name="P3"><text:span text:style-name="T2">Stacking fails because we need a larger array</text:span></text:p>
            </text:list-header>
            <text:list-item>
              <text:p text:style-name="P3"><text:span text:style-name="T2">Setting the array size in serialInit for a tool down the chain doesn't work</text:span></text:p>
              <text:list>
                <text:list-item>
                  <text:p text:style-name="P3"><text:span text:style-name="T2">Right now we can make our own array to stack and make pictures, but we can't save the output</text:span></text:p>
                </text:list-item>
              </text:list>
            </text:list-item>
            <text:list-item>
              <text:p text:style-name="P3"><text:span text:style-name="T2">Need to check the Array allocation logic in VolumeToolRunner</text:span></text:p>
            </text:list-item>
            <text:list-item>
              <text:p text:style-name="P3"><text:span text:style-name="T2">Test Case: <text:s/>Input a SeismicVolume, then multiply the size by 4 by doubling the trace and frame array sizes. <text:s/>Output 3 copies of the input volume, with one corner left empty.</text:span></text:p>
            </text:list-item>
            <text:list-item>
              <text:p text:style-name="P3"><text:span text:style-name="T2">Completion Criteria:</text:span></text:p>
              <text:list>
                <text:list-item>
                  <text:p text:style-name="P3"><text:span text:style-name="T2">The toolchain can change the size of the distributed arrays without crashing</text:span></text:p>
                </text:list-item>
                <text:list-item>
                  <text:p text:style-name="P3"><text:span text:style-name="T2">Need an idea for an automated test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25.192cm" svg:height="3.5cm" svg:x="1.399cm" svg:y="0.126cm">
          <text:p text:style-name="P1"><text:span text:style-name="T3">Story: <text:s/>Initializing Backing 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2" draw:layer="layout" svg:width="25.17cm" svg:height="3.472cm" svg:x="1.4cm" svg:y="0.841cm"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25.163cm" svg:height="17.552cm" svg:x="1.284cm" svg:y="2.845cm">
          <text:list text:style-name="L3">
            <text:list-item>
              <text:p text:style-name="P3"><text:span text:style-name="T2">Restore the JavaSeis Repo on OG0001 to include all of our code and documentation (Marcus, 1 day)</text:span></text:p>
              <text:list>
                <text:list-item>
                  <text:p text:style-name="P3"><text:span text:style-name="T2">Set chuckmosher/JavaSeisExamples as upstream so we can push infrastructure changes</text:span></text:p>
                </text:list-item>
                <text:list-item>
                  <text:p text:style-name="P3"><text:span text:style-name="T2">Try to copy git commit history.</text:span></text:p>
                </text:list-item>
                <text:list-item>
                  <text:p text:style-name="P3"><text:span text:style-name="T2">Fix all unit tests to use data that is either generated at runtime or at least available in /home/seisspace/data/testare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25.192cm" svg:height="3.5cm" svg:x="1.399cm" svg:y="0.126cm">
          <text:p text:style-name="P1"><text:span text:style-name="T3">Task: Consolidate Re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8" draw:text-style-name="P2" draw:layer="layout" svg:width="25.17cm" svg:height="3.472cm" svg:x="1.4cm" svg:y="0.841cm"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25.163cm" svg:height="17.552cm" svg:x="1.284cm" svg:y="2.845cm">
          <text:list text:style-name="L3">
            <text:list-item>
              <text:p text:style-name="P3"><text:span text:style-name="T2">Fix IvolumeTool to output properties to a file if the SeismicVolume uses properties</text:span></text:p>
              <text:list>
                <text:list-item>
                  <text:p text:style-name="P3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2" draw:layer="layout" svg:width="25.192cm" svg:height="3.5cm" svg:x="1.399cm" svg:y="0.126cm">
          <text:p text:style-name="P1"><text:span text:style-name="T3">Task: Save properties to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1" draw:text-style-name="P2" draw:layer="layout" svg:width="25.17cm" svg:height="3.472cm" svg:x="1.4cm" svg:y="0.841cm"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25.163cm" svg:height="17.552cm" svg:x="1.284cm" svg:y="2.845cm">
          <text:list text:style-name="L3">
            <text:list-item>
              <text:p text:style-name="P3"><text:span text:style-name="T2">Repair VPN connection to SIP (Marcus, 1 day)</text:span></text:p>
              <text:list>
                <text:list-item>
                  <text:p text:style-name="P3"><text:span text:style-name="T2"/></text:p>
                </text:list-item>
              </text:list>
            </text:list-item>
            <text:list-item>
              <text:p text:style-name="P3"><text:span text:style-name="T2">Load new SEGY dataset into seisspace, save as JavaSeis, see if we have the properties we ne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5.192cm" svg:height="3.5cm" svg:x="1.399cm" svg:y="0.126cm">
          <text:p text:style-name="P1"><text:span text:style-name="T3">Task: Playtest Remote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4" draw:text-style-name="P2" draw:layer="layout" svg:width="25.17cm" svg:height="3.472cm" svg:x="1.4cm" svg:y="0.841cm"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4" draw:layer="layout" svg:width="25.163cm" svg:height="17.552cm" svg:x="1.284cm" svg:y="2.845cm">
          <text:list text:style-name="L3">
            <text:list-item>
              <text:p text:style-name="P3"><text:span text:style-name="T2">Receive the remote execution example from Chuck</text:span></text:p>
            </text:list-item>
            <text:list-item>
              <text:p text:style-name="P3"><text:span text:style-name="T2">Do a test run of some volume tool using multiple nod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2" draw:layer="layout" svg:width="25.192cm" svg:height="3.5cm" svg:x="1.399cm" svg:y="0.126cm">
          <text:p text:style-name="P1"><text:span text:style-name="T3">Task: Playtest Remote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7" draw:text-style-name="P2" draw:layer="layout" svg:width="25.17cm" svg:height="3.472cm" svg:x="1.4cm" svg:y="0.841cm"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25.163cm" svg:height="17.552cm" svg:x="1.284cm" svg:y="2.845cm">
          <text:list text:style-name="L3">
            <text:list-item>
              <text:p text:style-name="P3"><text:span text:style-name="T2">Slaven (1 day)</text:span></text:p>
            </text:list-item>
            <text:list-item>
              <text:p text:style-name="P3"><text:span text:style-name="T2">Use header values to compute the mapping between (s,t,f) index and (x,y,z/t) to figure out what order the data is in.</text:span></text:p>
            </text:list-item>
            <text:list-item>
              <text:p text:style-name="P3"><text:span text:style-name="T2">Fix the order so that x is the frame axis, y is the trace axis, and z/t axis is the sample axis</text:span></text:p>
              <text:list>
                <text:list-item>
                  <text:p text:style-name="P3"><text:span text:style-name="T2">Reorder the traces and coordinates in the SeismicVolume</text:span></text:p>
                </text:list-item>
                <text:list-item>
                  <text:p text:style-name="P3"><text:span text:style-name="T2">Check that the sources get put in the right place by running CheckSourceLocations, verify at least volumes 1,2,3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2" draw:layer="layout" svg:width="25.192cm" svg:height="3.5cm" svg:x="1.399cm" svg:y="0.126cm">
          <text:p text:style-name="P1"><text:span text:style-name="T3">Task: <text:s/>Correcting Coordin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48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us Wilson</meta:initial-creator>
    <meta:creation-date>2015-08-26T11:00:24.483984791</meta:creation-date>
    <dc:date>2015-08-26T13:51:59.640898359</dc:date>
    <dc:creator>Marcus Wilson</dc:creator>
    <meta:editing-duration>PT1H3M19S</meta:editing-duration>
    <meta:editing-cycles>12</meta:editing-cycles>
    <meta:generator>LibreOffice/4.2.6.3$Linux_X86_64 LibreOffice_project/420$Build-3</meta:generator>
    <meta:document-statistic meta:object-count="62"/>
  </office:meta>
</office:document-meta>
</file>